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83204" officeooo:paragraph-rsid="0008320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officeooo:rsid="00083204" officeooo:paragraph-rsid="00083204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2pt" officeooo:rsid="0008aee1" officeooo:paragraph-rsid="0008aee1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d7cc7" officeooo:paragraph-rsid="000d7cc7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11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c2c28" officeooo:paragraph-rsid="000c2c28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083204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size="12pt" officeooo:rsid="0009eb55" style:font-size-asian="12pt" style:font-size-complex="12pt"/>
    </style:style>
    <style:style style:name="T6" style:family="text">
      <style:text-properties style:use-window-font-color="true" loext:opacity="0%" officeooo:rsid="00083204"/>
    </style:style>
    <style:style style:name="T7" style:family="text">
      <style:text-properties style:use-window-font-color="true" loext:opacity="0%" officeooo:rsid="000c2c28"/>
    </style:style>
    <style:style style:name="T8" style:family="text">
      <style:text-properties officeooo:rsid="0009eb55"/>
    </style:style>
    <style:style style:name="T9" style:family="text">
      <style:text-properties officeooo:rsid="000e40da"/>
    </style:style>
    <style:style style:name="T10" style:family="text">
      <style:text-properties officeooo:rsid="000f9e1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36">
            <text:p text:style-name="P5">36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6">Backend <text:span text:style-name="T6">Chat</text:span>s<text:span text:style-name="T3">ystem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2">Nutzer*innen</text:span><text:span text:style-name="T1"> sollen per API requests </text:span><text:span text:style-name="T5">Chats anlegen können , diesen Chats Teilnehmer*innen (Nutzer*innen) hinzufügen und Nachrichten in die Chats schreib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1966274005" text:style-name="WWNum1">
              <text:list-item>
                <text:p text:style-name="P10">Nutzer*innen sind in der Lage <text:span text:style-name="T7">Chats zu erstellen und zu löschen</text:span></text:p>
              </text:list-item>
              <text:list-item>
                <text:p text:style-name="P11"><text:span text:style-name="T4">Nutzer*innen können Nutzer*innen als Teilnehmer*innen zu diesen Chats hinzufügen oder entfernen</text:span></text:p>
              </text:list-item>
              <text:list-item>
                <text:p text:style-name="P11"><text:span text:style-name="T4">Nutzer*innen können Nachrichten in diese Chats schreiben</text:span></text:p>
              </text:list-item>
              <text:list-item>
                <text:p text:style-name="P11"><text:span text:style-name="T4">Nutzer*innen können zu einem Chat den Chatfeed (chronologische Nachritenliste) anfragen</text:span></text:p>
              </text:list-item>
              <text:list-item>
                <text:p text:style-name="P11"><text:span text:style-name="T4">Nachrichten enthalten beliebig langen Inhalt, User-Id der Absender*in, Timestamp und Chat-Id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6"><text:span text:style-name="T6">21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8">in</text:span>:</text:p>
            <text:p text:style-name="P3"/>
          </table:table-cell>
          <table:table-cell table:style-name="Tabelle1.A2" office:value-type="string">
            <text:p text:style-name="P6"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8">5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28">
            <text:p text:style-name="P7">28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6">0.<text:span text:style-name="T3">75</text:span>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9">Chats <text:span text:style-name="T9">werden später </text:span><text:span text:style-name="T10">im CVWizard</text:span><text:span text:style-name="T9"> über die CandidateId und verschiedene Quellen Informationen zugeordnet um so Chats für Observator*innen und Kommunikation mit Kandidat*innen zu trenn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9</meta:editing-cycles>
    <meta:creation-date>2021-03-21T10:07:00</meta:creation-date>
    <dc:date>2021-03-24T16:31:48.968000000</dc:date>
    <meta:editing-duration>PT28M49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4" meta:word-count="127" meta:character-count="964" meta:non-whitespace-character-count="8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